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eriam@meriam-Aspire-E1-531:~/Desktop/learn_git_again$ touch thrd.txt</text:p>
      <text:p text:style-name="Standard">meriam@meriam-Aspire-E1-531:~/Desktop/learn_git_again$ ls</text:p>
      <text:p text:style-name="Standard">thrd.txt</text:p>
      <text:p text:style-name="Standard">meriam@meriam-Aspire-E1-531:~/Desktop/learn_git_again$ git init </text:p>
      <text:p text:style-name="Standard">Initialized empty Git repository in /home/meriam/Desktop/learn_git_again/.git/</text:p>
      <text:p text:style-name="Standard">meriam@meriam-Aspire-E1-531:~/Desktop/learn_git_again$ git add .</text:p>
      <text:p text:style-name="Standard">meriam@meriam-Aspire-E1-531:~/Desktop/learn_git_again$ git commit -m 'adding third.xt'</text:p>
      <text:p text:style-name="Standard">[master (root-commit) e52370b] adding third.xt</text:p>
      <text:p text:style-name="Standard"><text:s/>1 file changed, 0 insertions(+), 0 deletions(-)</text:p>
      <text:p text:style-name="Standard"><text:s/>create mode 100644 thrd.txt</text:p>
      <text:p text:style-name="Standard">meriam@meriam-Aspire-E1-531:~/Desktop/learn_git_again$ git log</text:p>
      <text:p text:style-name="Standard">commit e52370bf6bb7b99c14db4a2f5dc89ddd76a36751 (HEAD -&gt; master)</text:p>
      <text:p text:style-name="Standard">Author: meriambs &lt;bensalah.meriem0@gmail.com&gt;</text:p>
      <text:p text:style-name="Standard">Date: <text:s text:c="2"/>Sun Nov 7 12:20:30 2021 +0100</text:p>
      <text:p text:style-name="Standard"/>
      <text:p text:style-name="Standard"><text:s text:c="4"/>adding third.xt</text:p>
      <text:p text:style-name="Standard">meriam@meriam-Aspire-E1-531:~/Desktop/learn_git_again$ touch fourth.txt</text:p>
      <text:p text:style-name="Standard">meriam@meriam-Aspire-E1-531:~/Desktop/learn_git_again$ git add .</text:p>
      <text:p text:style-name="Standard">meriam@meriam-Aspire-E1-531:~/Desktop/learn_git_again$ git commit -m 'adding fourth.txt'</text:p>
      <text:p text:style-name="Standard">[master e83ab48] adding fourth.txt</text:p>
      <text:p text:style-name="Standard"><text:s/>1 file changed, 0 insertions(+), 0 deletions(-)</text:p>
      <text:p text:style-name="Standard"><text:s/>create mode 100644 fourth.txt</text:p>
      <text:p text:style-name="Standard">meriam@meriam-Aspire-E1-531:~/Desktop/learn_git_again$ git rm thrd.txt</text:p>
      <text:p text:style-name="Standard">rm 'thrd.txt'</text:p>
      <text:p text:style-name="Standard">meriam@meriam-Aspire-E1-531:~/Desktop/learn_git_again$ ls</text:p>
      <text:p text:style-name="Standard">fourth.txt</text:p>
      <text:p text:style-name="Standard">meriam@meriam-Aspire-E1-531:~/Desktop/learn_git_again$ git add .</text:p>
      <text:p text:style-name="Standard">meriam@meriam-Aspire-E1-531:~/Desktop/learn_git_again$ gi commit -m 'remove third.txt'</text:p>
      <text:p text:style-name="Standard">gi: command not found</text:p>
      <text:p text:style-name="Standard">meriam@meriam-Aspire-E1-531:~/Desktop/learn_git_again$ git commit -m 'remove third'</text:p>
      <text:p text:style-name="Standard">[master e8f3b60] remove third</text:p>
      <text:p text:style-name="Standard"><text:s/>1 file changed, 0 insertions(+), 0 deletions(-)</text:p>
      <text:p text:style-name="Standard"><text:s/>delete mode 100644 thrd.txt</text:p>
      <text:p text:style-name="Standard">meriam@meriam-Aspire-E1-531:~/Desktop/learn_git_again$ git log</text:p>
      <text:p text:style-name="Standard">commit e8f3b60fb4b58b9683accf0449c0cea488f26004 (HEAD -&gt; master)</text:p>
      <text:p text:style-name="Standard">Author: meriambs &lt;bensalah.meriem0@gmail.com&gt;</text:p>
      <text:p text:style-name="Standard">Date: <text:s text:c="2"/>Sun Nov 7 12:22:20 2021 +0100</text:p>
      <text:p text:style-name="Standard"/>
      <text:p text:style-name="Standard"><text:s text:c="4"/>remove third</text:p>
      <text:p text:style-name="Standard"/>
      <text:p text:style-name="Standard">commit e83ab48795032e608d9e8a0e4d1c4a11da62b711</text:p>
      <text:p text:style-name="Standard">Author: meriambs &lt;bensalah.meriem0@gmail.com&gt;</text:p>
      <text:p text:style-name="Standard">Date: <text:s text:c="2"/>Sun Nov 7 12:21:22 2021 +0100</text:p>
      <text:p text:style-name="Standard"/>
      <text:p text:style-name="Standard"><text:s text:c="4"/>adding fourth.txt</text:p>
      <text:p text:style-name="Standard"/>
      <text:p text:style-name="Standard">commit e52370bf6bb7b99c14db4a2f5dc89ddd76a36751</text:p>
      <text:p text:style-name="Standard">Author: meriambs &lt;bensalah.meriem0@gmail.com&gt;</text:p>
      <text:p text:style-name="Standard">Date: <text:s text:c="2"/>Sun Nov 7 12:20:30 2021 +0100</text:p>
      <text:p text:style-name="Standard"/>
      <text:p text:style-name="Standard"><text:s text:c="4"/>adding third.xt</text:p>
      <text:p text:style-name="Standard">:...skipping...</text:p>
      <text:p text:style-name="Standard"><text:soft-page-break/>commit e8f3b60fb4b58b9683accf0449c0cea488f26004 (HEAD -&gt; master)</text:p>
      <text:p text:style-name="Standard">Author: meriambs &lt;bensalah.meriem0@gmail.com&gt;</text:p>
      <text:p text:style-name="Standard">Date: <text:s text:c="2"/>Sun Nov 7 12:22:20 2021 +0100</text:p>
      <text:p text:style-name="Standard"/>
      <text:p text:style-name="Standard"><text:s text:c="4"/>remove third</text:p>
      <text:p text:style-name="Standard"/>
      <text:p text:style-name="Standard">commit e83ab48795032e608d9e8a0e4d1c4a11da62b711</text:p>
      <text:p text:style-name="Standard">Author: meriambs &lt;bensalah.meriem0@gmail.com&gt;</text:p>
      <text:p text:style-name="Standard">Date: <text:s text:c="2"/>Sun Nov 7 12:21:22 2021 +0100</text:p>
      <text:p text:style-name="Standard"/>
      <text:p text:style-name="Standard"><text:s text:c="4"/>adding fourth.txt</text:p>
      <text:p text:style-name="Standard"/>
      <text:p text:style-name="Standard">commit e52370bf6bb7b99c14db4a2f5dc89ddd76a36751</text:p>
      <text:p text:style-name="Standard">Author: meriambs &lt;bensalah.meriem0@gmail.com&gt;</text:p>
      <text:p text:style-name="Standard">Date: <text:s text:c="2"/>Sun Nov 7 12:20:30 2021 +0100</text:p>
      <text:p text:style-name="Standard"/>
      <text:p text:style-name="Standard"><text:s text:c="4"/>adding third.xt</text:p>
      <text:p text:style-name="Standard">~</text:p>
      <text:p text:style-name="Standard">~</text:p>
      <text:p text:style-name="Standard">~</text:p>
      <text:p text:style-name="Standard">~</text:p>
      <text:p text:style-name="Standard">~</text:p>
      <text:p text:style-name="Standard">~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12:23:12.759289909</meta:creation-date>
    <dc:date>2021-11-07T12:23:40.310530917</dc:date>
    <meta:editing-duration>PT29S</meta:editing-duration>
    <meta:editing-cycles>1</meta:editing-cycles>
    <meta:document-statistic meta:table-count="0" meta:image-count="0" meta:object-count="0" meta:page-count="2" meta:paragraph-count="64" meta:word-count="233" meta:character-count="2622" meta:non-whitespace-character-count="2404"/>
    <meta:generator>LibreOffice/6.4.7.2$Linux_X86_64 LibreOffice_project/40$Build-2</meta:generator>
  </office:meta>
</office:document-meta>
</file>